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text-properties officeooo:paragraph-rsid="000bb223"/>
    </style:style>
    <style:style style:name="P2" style:family="paragraph" style:parent-style-name="Text_20_body" style:list-style-name="L2">
      <style:text-properties officeooo:paragraph-rsid="000bb223"/>
    </style:style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6">
      <style:text-properties officeooo:paragraph-rsid="000bb223"/>
    </style:style>
    <style:style style:name="P6" style:family="paragraph" style:parent-style-name="Text_20_body" style:list-style-name="L7">
      <style:text-properties fo:font-weight="bold"/>
    </style:style>
    <style:style style:name="P7" style:family="paragraph" style:parent-style-name="Text_20_body" style:list-style-name="L8"/>
    <style:style style:name="P8" style:family="paragraph" style:parent-style-name="Text_20_body" style:list-style-name="L11">
      <style:text-properties officeooo:paragraph-rsid="000bb223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b223" style:font-weight-asian="bold" style:font-weight-complex="bold"/>
    </style:style>
    <style:style style:name="T4" style:family="text">
      <style:text-properties officeooo:rsid="000bb22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165112475" text:style-name="L1">
        <text:list-header>
          <text:p text:style-name="P1"><text:span text:style-name="T1">Inventario de un concesionario de coches.</text:span></text:p>
          <text:p text:style-name="P1"><text:span text:style-name="T1"/></text:p>
        </text:list-header>
      </text:list>
      <text:list text:style-name="L11">
        <text:list-item>
          <text:p text:style-name="P8"><text:span text:style-name="T1">Vehículo:</text:span> </text:p>
          <text:p text:style-name="P8">Marca, modelo, motorización, precio y equipamiento.</text:p>
        </text:list-item>
        <text:list-item>
          <text:p text:style-name="P8"><text:span text:style-name="T1">Metadatos:</text:span></text:p>
          <text:p text:style-name="P8">Número de bastidor, estado <text:s/>y año de fabricación.</text:p>
        </text:list-item>
      </text:list>
      <text:list xml:id="list90043594918868" text:continue-list="list4165112475" text:style-name="L1">
        <text:list-item>
          <text:p text:style-name="P1"><text:span text:style-name="T1">Elemento Raíz:</text:span> </text:p>
          <text:p text:style-name="P1"><text:span text:style-name="Source_20_Text">concesionario</text:span></text:p>
        </text:list-item>
      </text:list>
      <text:list text:style-name="L6">
        <text:list-item>
          <text:p text:style-name="P5"><text:span text:style-name="T1">Elementos hijo:</text:span> </text:p>
          <text:p text:style-name="P5"><text:span text:style-name="Source_20_Text">coche</text:span>, <text:span text:style-name="Source_20_Text">marca</text:span>, <text:span text:style-name="Source_20_Text">modelo</text:span>, <text:span text:style-name="Source_20_Text">motor</text:span>, <text:span text:style-name="Source_20_Text">precio</text:span>.</text:p>
        </text:list-item>
      </text:list>
      <text:list text:style-name="L7">
        <text:list-item>
          <text:p text:style-name="P6">Atributos:</text:p>
        </text:list-item>
      </text:list>
      <text:list text:style-name="L8">
        <text:list-header>
          <text:p text:style-name="P7"><text:span text:style-name="Source_20_Text">vin</text:span>: Atributo de <text:span text:style-name="Source_20_Text">&lt;coche&gt;</text:span>, tipo <text:span text:style-name="T4">ID</text:span>.</text:p>
          <text:p text:style-name="P7"><text:span text:style-name="Source_20_Text">estado</text:span>: Atributo de <text:span text:style-name="Source_20_Text">&lt;coche&gt;</text:span>, <text:span text:style-name="T4">que puede ser </text:span><text:span text:style-name="T3">nuevo o usado.</text:span></text:p>
          <text:p text:style-name="P7"><text:span text:style-name="Source_20_Text">combustible</text:span>: Atributo de <text:span text:style-name="Source_20_Text">&lt;motor&gt;,</text:span> <text:span text:style-name="T4">que puede ser</text:span> <text:span text:style-name="T2">diesel, gasolina </text:span><text:span text:style-name="T3">o</text:span><text:span text:style-name="T2"> electrico.</text:span></text:p>
        </text:list-header>
      </text:list>
      <text:list text:continue-list="list90043594918868" text:style-name="L1">
        <text:list-header>
          <text:p text:style-name="P1"/>
        </text:list-header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6T08:56:01.725488573</meta:creation-date>
    <dc:date>2026-04-16T09:00:43.131876959</dc:date>
    <meta:editing-duration>PT4M42S</meta:editing-duration>
    <meta:editing-cycles>1</meta:editing-cycles>
    <meta:document-statistic meta:table-count="0" meta:image-count="0" meta:object-count="0" meta:page-count="1" meta:paragraph-count="15" meta:word-count="75" meta:character-count="434" meta:non-whitespace-character-count="383"/>
    <meta:generator>LibreOffice/24.2.7.2$Linux_X86_64 LibreOffice_project/420$Build-2</meta:generator>
  </office:meta>
</office:document-meta>
</file>